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90006" officeooo:paragraph-rsid="00190006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190006" officeooo:paragraph-rsid="00190006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Software (Group 9 Client Evaluation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190006" officeooo:paragraph-rsid="00190006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y Software Group 9 Client Evaluation NH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1:58:51.618555188</meta:creation-date>
    <dc:date>2025-03-06T12:00:09.256454660</dc:date>
    <meta:editing-duration>PT1M18S</meta:editing-duration>
    <meta:editing-cycles>1</meta:editing-cycles>
    <meta:document-statistic meta:table-count="0" meta:image-count="0" meta:object-count="0" meta:page-count="1" meta:paragraph-count="2" meta:word-count="13" meta:character-count="80" meta:non-whitespace-character-count="69"/>
    <meta:generator>LibreOffice/24.2.7.2$Linux_X86_64 LibreOffice_project/420$Build-2</meta:generator>
  </office:meta>
</office:document-meta>
</file>